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0.492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0.935cm"/>
    </style:style>
    <style:style style:name="co6" style:family="table-column">
      <style:table-column-properties fo:break-before="auto" style:column-width="0.77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08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]*128+[.B1]*64+[.C1]*32+[.D1]*16+[.E1]*8+[.F1]*4+[.G1]*2+[.H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]*128+[.B2]*64+[.C2]*32+[.D2]*16+[.E2]*8+[.F2]*4+[.G2]*2+[.H2]" office:value-type="float" office:value="191" calcext:value-type="float">
            <text:p>191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]*128+[.B3]*64+[.C3]*32+[.D3]*16+[.E3]*8+[.F3]*4+[.G3]*2+[.H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]*128+[.B6]*64+[.C6]*32+[.D6]*16+[.E6]*8+[.F6]*4+[.G6]*2+[.H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7]*128+[.B7]*64+[.C7]*32+[.D7]*16+[.E7]*8+[.F7]*4+[.G7]*2+[.H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formula="of:=[.A8]*128+[.B8]*64+[.C8]*32+[.D8]*16+[.E8]*8+[.F8]*4+[.G8]*2+[.H8]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9]*128+[.B9]*64+[.C9]*32+[.D9]*16+[.E9]*8+[.F9]*4+[.G9]*2+[.H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0]*128+[.B10]*64+[.C10]*32+[.D10]*16+[.E10]*8+[.F10]*4+[.G10]*2+[.H10]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1]*128+[.B11]*64+[.C11]*32+[.D11]*16+[.E11]*8+[.F11]*4+[.G11]*2+[.H1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2]*128+[.B12]*64+[.C12]*32+[.D12]*16+[.E12]*8+[.F12]*4+[.G12]*2+[.H12]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]*128+[.B13]*64+[.C13]*32+[.D13]*16+[.E13]*8+[.F13]*4+[.G13]*2+[.H13]"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4]*128+[.B14]*64+[.C14]*32+[.D14]*16+[.E14]*8+[.F14]*4+[.G14]*2+[.H14]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5]*128+[.B15]*64+[.C15]*32+[.D15]*16+[.E15]*8+[.F15]*4+[.G15]*2+[.H15]"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]*128+[.B16]*64+[.C16]*32+[.D16]*16+[.E16]*8+[.F16]*4+[.G16]*2+[.H16]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]*128+[.B17]*64+[.C17]*32+[.D17]*16+[.E17]*8+[.F17]*4+[.G17]*2+[.H1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]*128+[.B18]*64+[.C18]*32+[.D18]*16+[.E18]*8+[.F18]*4+[.G18]*2+[.H18]"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]*128+[.B19]*64+[.C19]*32+[.D19]*16+[.E19]*8+[.F19]*4+[.G19]*2+[.H19]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0]*128+[.B20]*64+[.C20]*32+[.D20]*16+[.E20]*8+[.F20]*4+[.G20]*2+[.H20]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1]*128+[.B21]*64+[.C21]*32+[.D21]*16+[.E21]*8+[.F21]*4+[.G21]*2+[.H21]"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2]*128+[.B22]*64+[.C22]*32+[.D22]*16+[.E22]*8+[.F22]*4+[.G22]*2+[.H22]" office:value-type="float" office:value="164" calcext:value-type="float">
            <text:p>16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3]*128+[.B23]*64+[.C23]*32+[.D23]*16+[.E23]*8+[.F23]*4+[.G23]*2+[.H23]"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4]*128+[.B24]*64+[.C24]*32+[.D24]*16+[.E24]*8+[.F24]*4+[.G24]*2+[.H2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5]*128+[.B25]*64+[.C25]*32+[.D25]*16+[.E25]*8+[.F25]*4+[.G25]*2+[.H2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formula="of:=[.A26]*128+[.B26]*64+[.C26]*32+[.D26]*16+[.E26]*8+[.F26]*4+[.G26]*2+[.H26]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7]*128+[.B27]*64+[.C27]*32+[.D27]*16+[.E27]*8+[.F27]*4+[.G27]*2+[.H2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8]*128+[.B28]*64+[.C28]*32+[.D28]*16+[.E28]*8+[.F28]*4+[.G28]*2+[.H2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9]*128+[.B29]*64+[.C29]*32+[.D29]*16+[.E29]*8+[.F29]*4+[.G29]*2+[.H29]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]*128+[.B30]*64+[.C30]*32+[.D30]*16+[.E30]*8+[.F30]*4+[.G30]*2+[.H30]"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1]*128+[.B31]*64+[.C31]*32+[.D31]*16+[.E31]*8+[.F31]*4+[.G31]*2+[.H3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2]*128+[.B32]*64+[.C32]*32+[.D32]*16+[.E32]*8+[.F32]*4+[.G32]*2+[.H3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[.A33]*128+[.B33]*64+[.C33]*32+[.D33]*16+[.E33]*8+[.F33]*4+[.G33]*2+[.H33]"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4]*128+[.B34]*64+[.C34]*32+[.D34]*16+[.E34]*8+[.F34]*4+[.G34]*2+[.H34]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5]*128+[.B35]*64+[.C35]*32+[.D35]*16+[.E35]*8+[.F35]*4+[.G35]*2+[.H3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6]*128+[.B36]*64+[.C36]*32+[.D36]*16+[.E36]*8+[.F36]*4+[.G36]*2+[.H36]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7]*128+[.B37]*64+[.C37]*32+[.D37]*16+[.E37]*8+[.F37]*4+[.G37]*2+[.H37]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]*128+[.B38]*64+[.C38]*32+[.D38]*16+[.E38]*8+[.F38]*4+[.G38]*2+[.H38]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9]*128+[.B39]*64+[.C39]*32+[.D39]*16+[.E39]*8+[.F39]*4+[.G39]*2+[.H39]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]*128+[.B40]*64+[.C40]*32+[.D40]*16+[.E40]*8+[.F40]*4+[.G40]*2+[.H40]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1]*128+[.B41]*64+[.C41]*32+[.D41]*16+[.E41]*8+[.F41]*4+[.G41]*2+[.H41]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]*128+[.B42]*64+[.C42]*32+[.D42]*16+[.E42]*8+[.F42]*4+[.G42]*2+[.H42]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3]*128+[.B43]*64+[.C43]*32+[.D43]*16+[.E43]*8+[.F43]*4+[.G43]*2+[.H43]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]*128+[.B44]*64+[.C44]*32+[.D44]*16+[.E44]*8+[.F44]*4+[.G44]*2+[.H4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45]*128+[.B45]*64+[.C45]*32+[.D45]*16+[.E45]*8+[.F45]*4+[.G45]*2+[.H45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6]*128+[.B46]*64+[.C46]*32+[.D46]*16+[.E46]*8+[.F46]*4+[.G46]*2+[.H46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]*128+[.B47]*64+[.C47]*32+[.D47]*16+[.E47]*8+[.F47]*4+[.G47]*2+[.H47]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]*128+[.B48]*64+[.C48]*32+[.D48]*16+[.E48]*8+[.F48]*4+[.G48]*2+[.H48]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]*128+[.B49]*64+[.C49]*32+[.D49]*16+[.E49]*8+[.F49]*4+[.G49]*2+[.H49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]*128+[.B50]*64+[.C50]*32+[.D50]*16+[.E50]*8+[.F50]*4+[.G50]*2+[.H50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1]*128+[.B51]*64+[.C51]*32+[.D51]*16+[.E51]*8+[.F51]*4+[.G51]*2+[.H5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2]*128+[.B52]*64+[.C52]*32+[.D52]*16+[.E52]*8+[.F52]*4+[.G52]*2+[.H5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53]*128+[.B53]*64+[.C53]*32+[.D53]*16+[.E53]*8+[.F53]*4+[.G53]*2+[.H53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4]*128+[.B54]*64+[.C54]*32+[.D54]*16+[.E54]*8+[.F54]*4+[.G54]*2+[.H54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5]*128+[.B55]*64+[.C55]*32+[.D55]*16+[.E55]*8+[.F55]*4+[.G55]*2+[.H55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6]*128+[.B56]*64+[.C56]*32+[.D56]*16+[.E56]*8+[.F56]*4+[.G56]*2+[.H56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7]*128+[.B57]*64+[.C57]*32+[.D57]*16+[.E57]*8+[.F57]*4+[.G57]*2+[.H5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8]*128+[.B58]*64+[.C58]*32+[.D58]*16+[.E58]*8+[.F58]*4+[.G58]*2+[.H58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9]*128+[.B59]*64+[.C59]*32+[.D59]*16+[.E59]*8+[.F59]*4+[.G59]*2+[.H5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0]*128+[.B60]*64+[.C60]*32+[.D60]*16+[.E60]*8+[.F60]*4+[.G60]*2+[.H60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61]*128+[.B61]*64+[.C61]*32+[.D61]*16+[.E61]*8+[.F61]*4+[.G61]*2+[.H61]"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2]*128+[.B62]*64+[.C62]*32+[.D62]*16+[.E62]*8+[.F62]*4+[.G62]*2+[.H62]"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3]*128+[.B63]*64+[.C63]*32+[.D63]*16+[.E63]*8+[.F63]*4+[.G63]*2+[.H6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4]*128+[.B64]*64+[.C64]*32+[.D64]*16+[.E64]*8+[.F64]*4+[.G64]*2+[.H6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65]*128+[.B65]*64+[.C65]*32+[.D65]*16+[.E65]*8+[.F65]*4+[.G65]*2+[.H65]"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6]*128+[.B66]*64+[.C66]*32+[.D66]*16+[.E66]*8+[.F66]*4+[.G66]*2+[.H66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7]*128+[.B67]*64+[.C67]*32+[.D67]*16+[.E67]*8+[.F67]*4+[.G67]*2+[.H67]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68]*128+[.B68]*64+[.C68]*32+[.D68]*16+[.E68]*8+[.F68]*4+[.G68]*2+[.H68]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69]*128+[.B69]*64+[.C69]*32+[.D69]*16+[.E69]*8+[.F69]*4+[.G69]*2+[.H6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0]*128+[.B70]*64+[.C70]*32+[.D70]*16+[.E70]*8+[.F70]*4+[.G70]*2+[.H70]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71]*128+[.B71]*64+[.C71]*32+[.D71]*16+[.E71]*8+[.F71]*4+[.G71]*2+[.H71]" office:value-type="float" office:value="129" calcext:value-type="float">
            <text:p>129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72]*128+[.B72]*64+[.C72]*32+[.D72]*16+[.E72]*8+[.F72]*4+[.G72]*2+[.H72]" office:value-type="float" office:value="145" calcext:value-type="float">
            <text:p>145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73]*128+[.B73]*64+[.C73]*32+[.D73]*16+[.E73]*8+[.F73]*4+[.G73]*2+[.H73]" office:value-type="float" office:value="129" calcext:value-type="float">
            <text:p>129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74]*128+[.B74]*64+[.C74]*32+[.D74]*16+[.E74]*8+[.F74]*4+[.G74]*2+[.H74]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{},//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75]*128+[.B75]*64+[.C75]*32+[.D75]*16+[.E75]*8+[.F75]*4+[.G75]*2+[.H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76]*128+[.B76]*64+[.C76]*32+[.D76]*16+[.E76]*8+[.F76]*4+[.G76]*2+[.H76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77]*128+[.B77]*64+[.C77]*32+[.D77]*16+[.E77]*8+[.F77]*4+[.G77]*2+[.H7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78]*128+[.B78]*64+[.C78]*32+[.D78]*16+[.E78]*8+[.F78]*4+[.G78]*2+[.H78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79]*128+[.B79]*64+[.C79]*32+[.D79]*16+[.E79]*8+[.F79]*4+[.G79]*2+[.H79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80]*128+[.B80]*64+[.C80]*32+[.D80]*16+[.E80]*8+[.F80]*4+[.G80]*2+[.H80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81]*128+[.B81]*64+[.C81]*32+[.D81]*16+[.E81]*8+[.F81]*4+[.G81]*2+[.H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2]*128+[.B82]*64+[.C82]*32+[.D82]*16+[.E82]*8+[.F82]*4+[.G82]*2+[.H82]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83]*128+[.B83]*64+[.C83]*32+[.D83]*16+[.E83]*8+[.F83]*4+[.G83]*2+[.H83]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84]*128+[.B84]*64+[.C84]*32+[.D84]*16+[.E84]*8+[.F84]*4+[.G84]*2+[.H84]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85]*128+[.B85]*64+[.C85]*32+[.D85]*16+[.E85]*8+[.F85]*4+[.G85]*2+[.H85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86]*128+[.B86]*64+[.C86]*32+[.D86]*16+[.E86]*8+[.F86]*4+[.G86]*2+[.H86]" office:value-type="float" office:value="134" calcext:value-type="float">
            <text:p>134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87]*128+[.B87]*64+[.C87]*32+[.D87]*16+[.E87]*8+[.F87]*4+[.G87]*2+[.H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8]*128+[.B88]*64+[.C88]*32+[.D88]*16+[.E88]*8+[.F88]*4+[.G88]*2+[.H88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89]*128+[.B89]*64+[.C89]*32+[.D89]*16+[.E89]*8+[.F89]*4+[.G89]*2+[.H8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90]*128+[.B90]*64+[.C90]*32+[.D90]*16+[.E90]*8+[.F90]*4+[.G90]*2+[.H90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91]*128+[.B91]*64+[.C91]*32+[.D91]*16+[.E91]*8+[.F91]*4+[.G91]*2+[.H91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92]*128+[.B92]*64+[.C92]*32+[.D92]*16+[.E92]*8+[.F92]*4+[.G92]*2+[.H92]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93]*128+[.B93]*64+[.C93]*32+[.D93]*16+[.E93]*8+[.F93]*4+[.G93]*2+[.H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94]*128+[.B94]*64+[.C94]*32+[.D94]*16+[.E94]*8+[.F94]*4+[.G94]*2+[.H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A95]*128+[.B95]*64+[.C95]*32+[.D95]*16+[.E95]*8+[.F95]*4+[.G95]*2+[.H95]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96]*128+[.B96]*64+[.C96]*32+[.D96]*16+[.E96]*8+[.F96]*4+[.G96]*2+[.H96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97]*128+[.B97]*64+[.C97]*32+[.D97]*16+[.E97]*8+[.F97]*4+[.G97]*2+[.H97]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98]*128+[.B98]*64+[.C98]*32+[.D98]*16+[.E98]*8+[.F98]*4+[.G98]*2+[.H98]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99]*128+[.B99]*64+[.C99]*32+[.D99]*16+[.E99]*8+[.F99]*4+[.G99]*2+[.H99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00]*128+[.B100]*64+[.C100]*32+[.D100]*16+[.E100]*8+[.F100]*4+[.G100]*2+[.H100]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01]*128+[.B101]*64+[.C101]*32+[.D101]*16+[.E101]*8+[.F101]*4+[.G101]*2+[.H1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102]*128+[.B102]*64+[.C102]*32+[.D102]*16+[.E102]*8+[.F102]*4+[.G102]*2+[.H102]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03]*128+[.B103]*64+[.C103]*32+[.D103]*16+[.E103]*8+[.F103]*4+[.G103]*2+[.H103]"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04]*128+[.B104]*64+[.C104]*32+[.D104]*16+[.E104]*8+[.F104]*4+[.G104]*2+[.H104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05]*128+[.B105]*64+[.C105]*32+[.D105]*16+[.E105]*8+[.F105]*4+[.G105]*2+[.H105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06]*128+[.B106]*64+[.C106]*32+[.D106]*16+[.E106]*8+[.F106]*4+[.G106]*2+[.H106]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07]*128+[.B107]*64+[.C107]*32+[.D107]*16+[.E107]*8+[.F107]*4+[.G107]*2+[.H1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108]*128+[.B108]*64+[.C108]*32+[.D108]*16+[.E108]*8+[.F108]*4+[.G108]*2+[.H108]"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09]*128+[.B109]*64+[.C109]*32+[.D109]*16+[.E109]*8+[.F109]*4+[.G109]*2+[.H109]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0]*128+[.B110]*64+[.C110]*32+[.D110]*16+[.E110]*8+[.F110]*4+[.G110]*2+[.H110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1]*128+[.B111]*64+[.C111]*32+[.D111]*16+[.E111]*8+[.F111]*4+[.G111]*2+[.H111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2]*128+[.B112]*64+[.C112]*32+[.D112]*16+[.E112]*8+[.F112]*4+[.G112]*2+[.H112]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13]*128+[.B113]*64+[.C113]*32+[.D113]*16+[.E113]*8+[.F113]*4+[.G113]*2+[.H1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[.A114]*128+[.B114]*64+[.C114]*32+[.D114]*16+[.E114]*8+[.F114]*4+[.G114]*2+[.H114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5]*128+[.B115]*64+[.C115]*32+[.D115]*16+[.E115]*8+[.F115]*4+[.G115]*2+[.H11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6]*128+[.B116]*64+[.C116]*32+[.D116]*16+[.E116]*8+[.F116]*4+[.G116]*2+[.H116]" office:value-type="float" office:value="193" calcext:value-type="float">
            <text:p>193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7]*128+[.B117]*64+[.C117]*32+[.D117]*16+[.E117]*8+[.F117]*4+[.G117]*2+[.H117]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18]*128+[.B118]*64+[.C118]*32+[.D118]*16+[.E118]*8+[.F118]*4+[.G118]*2+[.H118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19]*128+[.B119]*64+[.C119]*32+[.D119]*16+[.E119]*8+[.F119]*4+[.G119]*2+[.H1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0]*128+[.B120]*64+[.C120]*32+[.D120]*16+[.E120]*8+[.F120]*4+[.G120]*2+[.H120]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21]*128+[.B121]*64+[.C121]*32+[.D121]*16+[.E121]*8+[.F121]*4+[.G121]*2+[.H121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22]*128+[.B122]*64+[.C122]*32+[.D122]*16+[.E122]*8+[.F122]*4+[.G122]*2+[.H122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23]*128+[.B123]*64+[.C123]*32+[.D123]*16+[.E123]*8+[.F123]*4+[.G123]*2+[.H123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24]*128+[.B124]*64+[.C124]*32+[.D124]*16+[.E124]*8+[.F124]*4+[.G124]*2+[.H124]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25]*128+[.B125]*64+[.C125]*32+[.D125]*16+[.E125]*8+[.F125]*4+[.G125]*2+[.H1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6]*128+[.B126]*64+[.C126]*32+[.D126]*16+[.E126]*8+[.F126]*4+[.G126]*2+[.H126]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27]*128+[.B127]*64+[.C127]*32+[.D127]*16+[.E127]*8+[.F127]*4+[.G127]*2+[.H127]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28]*128+[.B128]*64+[.C128]*32+[.D128]*16+[.E128]*8+[.F128]*4+[.G128]*2+[.H128]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29]*128+[.B129]*64+[.C129]*32+[.D129]*16+[.E129]*8+[.F129]*4+[.G129]*2+[.H129]"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0]*128+[.B130]*64+[.C130]*32+[.D130]*16+[.E130]*8+[.F130]*4+[.G130]*2+[.H130]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1]*128+[.B131]*64+[.C131]*32+[.D131]*16+[.E131]*8+[.F131]*4+[.G131]*2+[.H1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2]*128+[.B132]*64+[.C132]*32+[.D132]*16+[.E132]*8+[.F132]*4+[.G132]*2+[.H132]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3]*128+[.B133]*64+[.C133]*32+[.D133]*16+[.E133]*8+[.F133]*4+[.G133]*2+[.H133]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4]*128+[.B134]*64+[.C134]*32+[.D134]*16+[.E134]*8+[.F134]*4+[.G134]*2+[.H1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A135]*128+[.B135]*64+[.C135]*32+[.D135]*16+[.E135]*8+[.F135]*4+[.G135]*2+[.H135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6]*128+[.B136]*64+[.C136]*32+[.D136]*16+[.E136]*8+[.F136]*4+[.G136]*2+[.H136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7]*128+[.B137]*64+[.C137]*32+[.D137]*16+[.E137]*8+[.F137]*4+[.G137]*2+[.H137]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8]*128+[.B138]*64+[.C138]*32+[.D138]*16+[.E138]*8+[.F138]*4+[.G138]*2+[.H138]" office:value-type="float" office:value="130" calcext:value-type="float">
            <text:p>13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39]*128+[.B139]*64+[.C139]*32+[.D139]*16+[.E139]*8+[.F139]*4+[.G139]*2+[.H1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formula="of:=[.A140]*128+[.B140]*64+[.C140]*32+[.D140]*16+[.E140]*8+[.F140]*4+[.G140]*2+[.H140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,</text:p>
          </table:table-cell>
          <table:table-cell table:formula="of:=[.A141]*128+[.B141]*64+[.C141]*32+[.D141]*16+[.E141]*8+[.F141]*4+[.G141]*2+[.H141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,</text:p>
          </table:table-cell>
          <table:table-cell table:formula="of:=[.A142]*128+[.B142]*64+[.C142]*32+[.D142]*16+[.E142]*8+[.F142]*4+[.G142]*2+[.H142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,</text:p>
          </table:table-cell>
          <table:table-cell table:formula="of:=[.A143]*128+[.B143]*64+[.C143]*32+[.D143]*16+[.E143]*8+[.F143]*4+[.G143]*2+[.H143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,</text:p>
          </table:table-cell>
          <table:table-cell table:formula="of:=[.A144]*128+[.B144]*64+[.C144]*32+[.D144]*16+[.E144]*8+[.F144]*4+[.G144]*2+[.H144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45]*128+[.B145]*64+[.C145]*32+[.D145]*16+[.E145]*8+[.F145]*4+[.G145]*2+[.H1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6]*128+[.B146]*64+[.C146]*32+[.D146]*16+[.E146]*8+[.F146]*4+[.G146]*2+[.H146]" office:value-type="float" office:value="130" calcext:value-type="float">
            <text:p>13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47]*128+[.B147]*64+[.C147]*32+[.D147]*16+[.E147]*8+[.F147]*4+[.G147]*2+[.H147]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48]*128+[.B148]*64+[.C148]*32+[.D148]*16+[.E148]*8+[.F148]*4+[.G148]*2+[.H148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49]*128+[.B149]*64+[.C149]*32+[.D149]*16+[.E149]*8+[.F149]*4+[.G149]*2+[.H149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50]*128+[.B150]*64+[.C150]*32+[.D150]*16+[.E150]*8+[.F150]*4+[.G150]*2+[.H1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1]*128+[.B151]*64+[.C151]*32+[.D151]*16+[.E151]*8+[.F151]*4+[.G151]*2+[.H151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52]*128+[.B152]*64+[.C152]*32+[.D152]*16+[.E152]*8+[.F152]*4+[.G152]*2+[.H15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53]*128+[.B153]*64+[.C153]*32+[.D153]*16+[.E153]*8+[.F153]*4+[.G153]*2+[.H153]" office:value-type="float" office:value="177" calcext:value-type="float">
            <text:p>177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54]*128+[.B154]*64+[.C154]*32+[.D154]*16+[.E154]*8+[.F154]*4+[.G154]*2+[.H154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55]*128+[.B155]*64+[.C155]*32+[.D155]*16+[.E155]*8+[.F155]*4+[.G155]*2+[.H155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56]*128+[.B156]*64+[.C156]*32+[.D156]*16+[.E156]*8+[.F156]*4+[.G156]*2+[.H1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57]*128+[.B157]*64+[.C157]*32+[.D157]*16+[.E157]*8+[.F157]*4+[.G157]*2+[.H1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8]*128+[.B158]*64+[.C158]*32+[.D158]*16+[.E158]*8+[.F158]*4+[.G158]*2+[.H158]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59]*128+[.B159]*64+[.C159]*32+[.D159]*16+[.E159]*8+[.F159]*4+[.G159]*2+[.H159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0]*128+[.B160]*64+[.C160]*32+[.D160]*16+[.E160]*8+[.F160]*4+[.G160]*2+[.H160]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1]*128+[.B161]*64+[.C161]*32+[.D161]*16+[.E161]*8+[.F161]*4+[.G161]*2+[.H161]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2]*128+[.B162]*64+[.C162]*32+[.D162]*16+[.E162]*8+[.F162]*4+[.G162]*2+[.H162]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3]*128+[.B163]*64+[.C163]*32+[.D163]*16+[.E163]*8+[.F163]*4+[.G163]*2+[.H163]" office:value-type="float" office:value="162" calcext:value-type="float">
            <text:p>16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4]*128+[.B164]*64+[.C164]*32+[.D164]*16+[.E164]*8+[.F164]*4+[.G164]*2+[.H164]"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5]*128+[.B165]*64+[.C165]*32+[.D165]*16+[.E165]*8+[.F165]*4+[.G165]*2+[.H165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6]*128+[.B166]*64+[.C166]*32+[.D166]*16+[.E166]*8+[.F166]*4+[.G166]*2+[.H1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7]*128+[.B167]*64+[.C167]*32+[.D167]*16+[.E167]*8+[.F167]*4+[.G167]*2+[.H1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8]*128+[.B168]*64+[.C168]*32+[.D168]*16+[.E168]*8+[.F168]*4+[.G168]*2+[.H1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69]*128+[.B169]*64+[.C169]*32+[.D169]*16+[.E169]*8+[.F169]*4+[.G169]*2+[.H1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0]*128+[.B170]*64+[.C170]*32+[.D170]*16+[.E170]*8+[.F170]*4+[.G170]*2+[.H1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1]*128+[.B171]*64+[.C171]*32+[.D171]*16+[.E171]*8+[.F171]*4+[.G171]*2+[.H1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2]*128+[.B172]*64+[.C172]*32+[.D172]*16+[.E172]*8+[.F172]*4+[.G172]*2+[.H1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173]*128+[.B173]*64+[.C173]*32+[.D173]*16+[.E173]*8+[.F173]*4+[.G173]*2+[.H173]" office:value-type="float" office:value="128" calcext:value-type="float">
            <text:p>128</text:p>
          </table:table-cell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4]*128+[.B174]*64+[.C174]*32+[.D174]*16+[.E174]*8+[.F174]*4+[.G174]*2+[.H174]" office:value-type="float" office:value="224" calcext:value-type="float">
            <text:p>224</text:p>
          </table:table-cell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5]*128+[.B175]*64+[.C175]*32+[.D175]*16+[.E175]*8+[.F175]*4+[.G175]*2+[.H175]" office:value-type="float" office:value="188" calcext:value-type="float">
            <text:p>188</text:p>
          </table:table-cell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76]*128+[.B176]*64+[.C176]*32+[.D176]*16+[.E176]*8+[.F176]*4+[.G176]*2+[.H176]" office:value-type="float" office:value="35" calcext:value-type="float">
            <text:p>35</text:p>
          </table:table-cell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7]*128+[.B177]*64+[.C177]*32+[.D177]*16+[.E177]*8+[.F177]*4+[.G177]*2+[.H177]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8]*128+[.B178]*64+[.C178]*32+[.D178]*16+[.E178]*8+[.F178]*4+[.G178]*2+[.H178]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79]*128+[.B179]*64+[.C179]*32+[.D179]*16+[.E179]*8+[.F179]*4+[.G179]*2+[.H179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80]*128+[.B180]*64+[.C180]*32+[.D180]*16+[.E180]*8+[.F180]*4+[.G180]*2+[.H1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181]*128+[.B181]*64+[.C181]*32+[.D181]*16+[.E181]*8+[.F181]*4+[.G181]*2+[.H181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82]*128+[.B182]*64+[.C182]*32+[.D182]*16+[.E182]*8+[.F182]*4+[.G182]*2+[.H182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83]*128+[.B183]*64+[.C183]*32+[.D183]*16+[.E183]*8+[.F183]*4+[.G183]*2+[.H183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84]*128+[.B184]*64+[.C184]*32+[.D184]*16+[.E184]*8+[.F184]*4+[.G184]*2+[.H184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85]*128+[.B185]*64+[.C185]*32+[.D185]*16+[.E185]*8+[.F185]*4+[.G185]*2+[.H185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86]*128+[.B186]*64+[.C186]*32+[.D186]*16+[.E186]*8+[.F186]*4+[.G186]*2+[.H186]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87]*128+[.B187]*64+[.C187]*32+[.D187]*16+[.E187]*8+[.F187]*4+[.G187]*2+[.H1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188]*128+[.B188]*64+[.C188]*32+[.D188]*16+[.E188]*8+[.F188]*4+[.G188]*2+[.H188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89]*128+[.B189]*64+[.C189]*32+[.D189]*16+[.E189]*8+[.F189]*4+[.G189]*2+[.H189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0]*128+[.B190]*64+[.C190]*32+[.D190]*16+[.E190]*8+[.F190]*4+[.G190]*2+[.H190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1]*128+[.B191]*64+[.C191]*32+[.D191]*16+[.E191]*8+[.F191]*4+[.G191]*2+[.H191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2]*128+[.B192]*64+[.C192]*32+[.D192]*16+[.E192]*8+[.F192]*4+[.G192]*2+[.H192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93]*128+[.B193]*64+[.C193]*32+[.D193]*16+[.E193]*8+[.F193]*4+[.G193]*2+[.H193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194]*128+[.B194]*64+[.C194]*32+[.D194]*16+[.E194]*8+[.F194]*4+[.G194]*2+[.H1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195]*128+[.B195]*64+[.C195]*32+[.D195]*16+[.E195]*8+[.F195]*4+[.G195]*2+[.H195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6]*128+[.B196]*64+[.C196]*32+[.D196]*16+[.E196]*8+[.F196]*4+[.G196]*2+[.H196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7]*128+[.B197]*64+[.C197]*32+[.D197]*16+[.E197]*8+[.F197]*4+[.G197]*2+[.H19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8]*128+[.B198]*64+[.C198]*32+[.D198]*16+[.E198]*8+[.F198]*4+[.G198]*2+[.H198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199]*128+[.B199]*64+[.C199]*32+[.D199]*16+[.E199]*8+[.F199]*4+[.G199]*2+[.H19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00]*128+[.B200]*64+[.C200]*32+[.D200]*16+[.E200]*8+[.F200]*4+[.G200]*2+[.H200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01]*128+[.B201]*64+[.C201]*32+[.D201]*16+[.E201]*8+[.F201]*4+[.G201]*2+[.H201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02]*128+[.B202]*64+[.C202]*32+[.D202]*16+[.E202]*8+[.F202]*4+[.G202]*2+[.H2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03]*128+[.B203]*64+[.C203]*32+[.D203]*16+[.E203]*8+[.F203]*4+[.G203]*2+[.H20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04]*128+[.B204]*64+[.C204]*32+[.D204]*16+[.E204]*8+[.F204]*4+[.G204]*2+[.H204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05]*128+[.B205]*64+[.C205]*32+[.D205]*16+[.E205]*8+[.F205]*4+[.G205]*2+[.H205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06]*128+[.B206]*64+[.C206]*32+[.D206]*16+[.E206]*8+[.F206]*4+[.G206]*2+[.H206]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07]*128+[.B207]*64+[.C207]*32+[.D207]*16+[.E207]*8+[.F207]*4+[.G207]*2+[.H20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08]*128+[.B208]*64+[.C208]*32+[.D208]*16+[.E208]*8+[.F208]*4+[.G208]*2+[.H208]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09]*128+[.B209]*64+[.C209]*32+[.D209]*16+[.E209]*8+[.F209]*4+[.G209]*2+[.H2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10]*128+[.B210]*64+[.C210]*32+[.D210]*16+[.E210]*8+[.F210]*4+[.G210]*2+[.H210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11]*128+[.B211]*64+[.C211]*32+[.D211]*16+[.E211]*8+[.F211]*4+[.G211]*2+[.H211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12]*128+[.B212]*64+[.C212]*32+[.D212]*16+[.E212]*8+[.F212]*4+[.G212]*2+[.H212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13]*128+[.B213]*64+[.C213]*32+[.D213]*16+[.E213]*8+[.F213]*4+[.G213]*2+[.H213]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14]*128+[.B214]*64+[.C214]*32+[.D214]*16+[.E214]*8+[.F214]*4+[.G214]*2+[.H21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15]*128+[.B215]*64+[.C215]*32+[.D215]*16+[.E215]*8+[.F215]*4+[.G215]*2+[.H215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16]*128+[.B216]*64+[.C216]*32+[.D216]*16+[.E216]*8+[.F216]*4+[.G216]*2+[.H2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17]*128+[.B217]*64+[.C217]*32+[.D217]*16+[.E217]*8+[.F217]*4+[.G217]*2+[.H217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18]*128+[.B218]*64+[.C218]*32+[.D218]*16+[.E218]*8+[.F218]*4+[.G218]*2+[.H218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19]*128+[.B219]*64+[.C219]*32+[.D219]*16+[.E219]*8+[.F219]*4+[.G219]*2+[.H21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20]*128+[.B220]*64+[.C220]*32+[.D220]*16+[.E220]*8+[.F220]*4+[.G220]*2+[.H220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21]*128+[.B221]*64+[.C221]*32+[.D221]*16+[.E221]*8+[.F221]*4+[.G221]*2+[.H221]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22]*128+[.B222]*64+[.C222]*32+[.D222]*16+[.E222]*8+[.F222]*4+[.G222]*2+[.H222]"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23]*128+[.B223]*64+[.C223]*32+[.D223]*16+[.E223]*8+[.F223]*4+[.G223]*2+[.H223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24]*128+[.B224]*64+[.C224]*32+[.D224]*16+[.E224]*8+[.F224]*4+[.G224]*2+[.H2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25]*128+[.B225]*64+[.C225]*32+[.D225]*16+[.E225]*8+[.F225]*4+[.G225]*2+[.H225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26]*128+[.B226]*64+[.C226]*32+[.D226]*16+[.E226]*8+[.F226]*4+[.G226]*2+[.H226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27]*128+[.B227]*64+[.C227]*32+[.D227]*16+[.E227]*8+[.F227]*4+[.G227]*2+[.H227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28]*128+[.B228]*64+[.C228]*32+[.D228]*16+[.E228]*8+[.F228]*4+[.G228]*2+[.H228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29]*128+[.B229]*64+[.C229]*32+[.D229]*16+[.E229]*8+[.F229]*4+[.G229]*2+[.H229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30]*128+[.B230]*64+[.C230]*32+[.D230]*16+[.E230]*8+[.F230]*4+[.G230]*2+[.H230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31]*128+[.B231]*64+[.C231]*32+[.D231]*16+[.E231]*8+[.F231]*4+[.G231]*2+[.H231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32]*128+[.B232]*64+[.C232]*32+[.D232]*16+[.E232]*8+[.F232]*4+[.G232]*2+[.H2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33]*128+[.B233]*64+[.C233]*32+[.D233]*16+[.E233]*8+[.F233]*4+[.G233]*2+[.H23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34]*128+[.B234]*64+[.C234]*32+[.D234]*16+[.E234]*8+[.F234]*4+[.G234]*2+[.H234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35]*128+[.B235]*64+[.C235]*32+[.D235]*16+[.E235]*8+[.F235]*4+[.G235]*2+[.H235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36]*128+[.B236]*64+[.C236]*32+[.D236]*16+[.E236]*8+[.F236]*4+[.G236]*2+[.H2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237]*128+[.B237]*64+[.C237]*32+[.D237]*16+[.E237]*8+[.F237]*4+[.G237]*2+[.H237]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38]*128+[.B238]*64+[.C238]*32+[.D238]*16+[.E238]*8+[.F238]*4+[.G238]*2+[.H238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39]*128+[.B239]*64+[.C239]*32+[.D239]*16+[.E239]*8+[.F239]*4+[.G239]*2+[.H23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0]*128+[.B240]*64+[.C240]*32+[.D240]*16+[.E240]*8+[.F240]*4+[.G240]*2+[.H240]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1]*128+[.B241]*64+[.C241]*32+[.D241]*16+[.E241]*8+[.F241]*4+[.G241]*2+[.H2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42]*128+[.B242]*64+[.C242]*32+[.D242]*16+[.E242]*8+[.F242]*4+[.G242]*2+[.H2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43]*128+[.B243]*64+[.C243]*32+[.D243]*16+[.E243]*8+[.F243]*4+[.G243]*2+[.H24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4]*128+[.B244]*64+[.C244]*32+[.D244]*16+[.E244]*8+[.F244]*4+[.G244]*2+[.H244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5]*128+[.B245]*64+[.C245]*32+[.D245]*16+[.E245]*8+[.F245]*4+[.G245]*2+[.H245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46]*128+[.B246]*64+[.C246]*32+[.D246]*16+[.E246]*8+[.F246]*4+[.G246]*2+[.H246]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7]*128+[.B247]*64+[.C247]*32+[.D247]*16+[.E247]*8+[.F247]*4+[.G247]*2+[.H247]"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8]*128+[.B248]*64+[.C248]*32+[.D248]*16+[.E248]*8+[.F248]*4+[.G248]*2+[.H248]" office:value-type="float" office:value="193" calcext:value-type="float">
            <text:p>193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49]*128+[.B249]*64+[.C249]*32+[.D249]*16+[.E249]*8+[.F249]*4+[.G249]*2+[.H24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50]*128+[.B250]*64+[.C250]*32+[.D250]*16+[.E250]*8+[.F250]*4+[.G250]*2+[.H2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51]*128+[.B251]*64+[.C251]*32+[.D251]*16+[.E251]*8+[.F251]*4+[.G251]*2+[.H251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52]*128+[.B252]*64+[.C252]*32+[.D252]*16+[.E252]*8+[.F252]*4+[.G252]*2+[.H252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53]*128+[.B253]*64+[.C253]*32+[.D253]*16+[.E253]*8+[.F253]*4+[.G253]*2+[.H25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54]*128+[.B254]*64+[.C254]*32+[.D254]*16+[.E254]*8+[.F254]*4+[.G254]*2+[.H254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55]*128+[.B255]*64+[.C255]*32+[.D255]*16+[.E255]*8+[.F255]*4+[.G255]*2+[.H255]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56]*128+[.B256]*64+[.C256]*32+[.D256]*16+[.E256]*8+[.F256]*4+[.G256]*2+[.H2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57]*128+[.B257]*64+[.C257]*32+[.D257]*16+[.E257]*8+[.F257]*4+[.G257]*2+[.H25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58]*128+[.B258]*64+[.C258]*32+[.D258]*16+[.E258]*8+[.F258]*4+[.G258]*2+[.H258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59]*128+[.B259]*64+[.C259]*32+[.D259]*16+[.E259]*8+[.F259]*4+[.G259]*2+[.H259]"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60]*128+[.B260]*64+[.C260]*32+[.D260]*16+[.E260]*8+[.F260]*4+[.G260]*2+[.H260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61]*128+[.B261]*64+[.C261]*32+[.D261]*16+[.E261]*8+[.F261]*4+[.G261]*2+[.H261]"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62]*128+[.B262]*64+[.C262]*32+[.D262]*16+[.E262]*8+[.F262]*4+[.G262]*2+[.H262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63]*128+[.B263]*64+[.C263]*32+[.D263]*16+[.E263]*8+[.F263]*4+[.G263]*2+[.H26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64]*128+[.B264]*64+[.C264]*32+[.D264]*16+[.E264]*8+[.F264]*4+[.G264]*2+[.H2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65]*128+[.B265]*64+[.C265]*32+[.D265]*16+[.E265]*8+[.F265]*4+[.G265]*2+[.H2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66]*128+[.B266]*64+[.C266]*32+[.D266]*16+[.E266]*8+[.F266]*4+[.G266]*2+[.H2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67]*128+[.B267]*64+[.C267]*32+[.D267]*16+[.E267]*8+[.F267]*4+[.G267]*2+[.H26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68]*128+[.B268]*64+[.C268]*32+[.D268]*16+[.E268]*8+[.F268]*4+[.G268]*2+[.H268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69]*128+[.B269]*64+[.C269]*32+[.D269]*16+[.E269]*8+[.F269]*4+[.G269]*2+[.H269]"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70]*128+[.B270]*64+[.C270]*32+[.D270]*16+[.E270]*8+[.F270]*4+[.G270]*2+[.H270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71]*128+[.B271]*64+[.C271]*32+[.D271]*16+[.E271]*8+[.F271]*4+[.G271]*2+[.H271]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72]*128+[.B272]*64+[.C272]*32+[.D272]*16+[.E272]*8+[.F272]*4+[.G272]*2+[.H272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73]*128+[.B273]*64+[.C273]*32+[.D273]*16+[.E273]*8+[.F273]*4+[.G273]*2+[.H27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74]*128+[.B274]*64+[.C274]*32+[.D274]*16+[.E274]*8+[.F274]*4+[.G274]*2+[.H2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75]*128+[.B275]*64+[.C275]*32+[.D275]*16+[.E275]*8+[.F275]*4+[.G275]*2+[.H275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76]*128+[.B276]*64+[.C276]*32+[.D276]*16+[.E276]*8+[.F276]*4+[.G276]*2+[.H276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77]*128+[.B277]*64+[.C277]*32+[.D277]*16+[.E277]*8+[.F277]*4+[.G277]*2+[.H27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78]*128+[.B278]*64+[.C278]*32+[.D278]*16+[.E278]*8+[.F278]*4+[.G278]*2+[.H278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79]*128+[.B279]*64+[.C279]*32+[.D279]*16+[.E279]*8+[.F279]*4+[.G279]*2+[.H27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80]*128+[.B280]*64+[.C280]*32+[.D280]*16+[.E280]*8+[.F280]*4+[.G280]*2+[.H280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81]*128+[.B281]*64+[.C281]*32+[.D281]*16+[.E281]*8+[.F281]*4+[.G281]*2+[.H281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82]*128+[.B282]*64+[.C282]*32+[.D282]*16+[.E282]*8+[.F282]*4+[.G282]*2+[.H2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83]*128+[.B283]*64+[.C283]*32+[.D283]*16+[.E283]*8+[.F283]*4+[.G283]*2+[.H28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84]*128+[.B284]*64+[.C284]*32+[.D284]*16+[.E284]*8+[.F284]*4+[.G284]*2+[.H284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85]*128+[.B285]*64+[.C285]*32+[.D285]*16+[.E285]*8+[.F285]*4+[.G285]*2+[.H285]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86]*128+[.B286]*64+[.C286]*32+[.D286]*16+[.E286]*8+[.F286]*4+[.G286]*2+[.H286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87]*128+[.B287]*64+[.C287]*32+[.D287]*16+[.E287]*8+[.F287]*4+[.G287]*2+[.H287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88]*128+[.B288]*64+[.C288]*32+[.D288]*16+[.E288]*8+[.F288]*4+[.G288]*2+[.H288]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89]*128+[.B289]*64+[.C289]*32+[.D289]*16+[.E289]*8+[.F289]*4+[.G289]*2+[.H2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90]*128+[.B290]*64+[.C290]*32+[.D290]*16+[.E290]*8+[.F290]*4+[.G290]*2+[.H290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91]*128+[.B291]*64+[.C291]*32+[.D291]*16+[.E291]*8+[.F291]*4+[.G291]*2+[.H291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92]*128+[.B292]*64+[.C292]*32+[.D292]*16+[.E292]*8+[.F292]*4+[.G292]*2+[.H292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93]*128+[.B293]*64+[.C293]*32+[.D293]*16+[.E293]*8+[.F293]*4+[.G293]*2+[.H293]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94]*128+[.B294]*64+[.C294]*32+[.D294]*16+[.E294]*8+[.F294]*4+[.G294]*2+[.H294]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95]*128+[.B295]*64+[.C295]*32+[.D295]*16+[.E295]*8+[.F295]*4+[.G295]*2+[.H295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96]*128+[.B296]*64+[.C296]*32+[.D296]*16+[.E296]*8+[.F296]*4+[.G296]*2+[.H296]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297]*128+[.B297]*64+[.C297]*32+[.D297]*16+[.E297]*8+[.F297]*4+[.G297]*2+[.H2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298]*128+[.B298]*64+[.C298]*32+[.D298]*16+[.E298]*8+[.F298]*4+[.G298]*2+[.H298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299]*128+[.B299]*64+[.C299]*32+[.D299]*16+[.E299]*8+[.F299]*4+[.G299]*2+[.H299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0]*128+[.B300]*64+[.C300]*32+[.D300]*16+[.E300]*8+[.F300]*4+[.G300]*2+[.H300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1]*128+[.B301]*64+[.C301]*32+[.D301]*16+[.E301]*8+[.F301]*4+[.G301]*2+[.H301]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2]*128+[.B302]*64+[.C302]*32+[.D302]*16+[.E302]*8+[.F302]*4+[.G302]*2+[.H302]"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03]*128+[.B303]*64+[.C303]*32+[.D303]*16+[.E303]*8+[.F303]*4+[.G303]*2+[.H303]" office:value-type="float" office:value="134" calcext:value-type="float">
            <text:p>13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04]*128+[.B304]*64+[.C304]*32+[.D304]*16+[.E304]*8+[.F304]*4+[.G304]*2+[.H304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05]*128+[.B305]*64+[.C305]*32+[.D305]*16+[.E305]*8+[.F305]*4+[.G305]*2+[.H3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06]*128+[.B306]*64+[.C306]*32+[.D306]*16+[.E306]*8+[.F306]*4+[.G306]*2+[.H306]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7]*128+[.B307]*64+[.C307]*32+[.D307]*16+[.E307]*8+[.F307]*4+[.G307]*2+[.H307]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8]*128+[.B308]*64+[.C308]*32+[.D308]*16+[.E308]*8+[.F308]*4+[.G308]*2+[.H308]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09]*128+[.B309]*64+[.C309]*32+[.D309]*16+[.E309]*8+[.F309]*4+[.G309]*2+[.H309]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10]*128+[.B310]*64+[.C310]*32+[.D310]*16+[.E310]*8+[.F310]*4+[.G310]*2+[.H3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[.A311]*128+[.B311]*64+[.C311]*32+[.D311]*16+[.E311]*8+[.F311]*4+[.G311]*2+[.H311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12]*128+[.B312]*64+[.C312]*32+[.D312]*16+[.E312]*8+[.F312]*4+[.G312]*2+[.H31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13]*128+[.B313]*64+[.C313]*32+[.D313]*16+[.E313]*8+[.F313]*4+[.G313]*2+[.H31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14]*128+[.B314]*64+[.C314]*32+[.D314]*16+[.E314]*8+[.F314]*4+[.G314]*2+[.H314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15]*128+[.B315]*64+[.C315]*32+[.D315]*16+[.E315]*8+[.F315]*4+[.G315]*2+[.H315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16]*128+[.B316]*64+[.C316]*32+[.D316]*16+[.E316]*8+[.F316]*4+[.G316]*2+[.H31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17]*128+[.B317]*64+[.C317]*32+[.D317]*16+[.E317]*8+[.F317]*4+[.G317]*2+[.H317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18]*128+[.B318]*64+[.C318]*32+[.D318]*16+[.E318]*8+[.F318]*4+[.G318]*2+[.H3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319]*128+[.B319]*64+[.C319]*32+[.D319]*16+[.E319]*8+[.F319]*4+[.G319]*2+[.H31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0]*128+[.B320]*64+[.C320]*32+[.D320]*16+[.E320]*8+[.F320]*4+[.G320]*2+[.H320]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1]*128+[.B321]*64+[.C321]*32+[.D321]*16+[.E321]*8+[.F321]*4+[.G321]*2+[.H321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22]*128+[.B322]*64+[.C322]*32+[.D322]*16+[.E322]*8+[.F322]*4+[.G322]*2+[.H322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3]*128+[.B323]*64+[.C323]*32+[.D323]*16+[.E323]*8+[.F323]*4+[.G323]*2+[.H32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4]*128+[.B324]*64+[.C324]*32+[.D324]*16+[.E324]*8+[.F324]*4+[.G324]*2+[.H324]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5]*128+[.B325]*64+[.C325]*32+[.D325]*16+[.E325]*8+[.F325]*4+[.G325]*2+[.H32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26]*128+[.B326]*64+[.C326]*32+[.D326]*16+[.E326]*8+[.F326]*4+[.G326]*2+[.H3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327]*128+[.B327]*64+[.C327]*32+[.D327]*16+[.E327]*8+[.F327]*4+[.G327]*2+[.H32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8]*128+[.B328]*64+[.C328]*32+[.D328]*16+[.E328]*8+[.F328]*4+[.G328]*2+[.H328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29]*128+[.B329]*64+[.C329]*32+[.D329]*16+[.E329]*8+[.F329]*4+[.G329]*2+[.H329]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30]*128+[.B330]*64+[.C330]*32+[.D330]*16+[.E330]*8+[.F330]*4+[.G330]*2+[.H330]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31]*128+[.B331]*64+[.C331]*32+[.D331]*16+[.E331]*8+[.F331]*4+[.G331]*2+[.H331]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32]*128+[.B332]*64+[.C332]*32+[.D332]*16+[.E332]*8+[.F332]*4+[.G332]*2+[.H332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33]*128+[.B333]*64+[.C333]*32+[.D333]*16+[.E333]*8+[.F333]*4+[.G333]*2+[.H33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34]*128+[.B334]*64+[.C334]*32+[.D334]*16+[.E334]*8+[.F334]*4+[.G334]*2+[.H3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335]*128+[.B335]*64+[.C335]*32+[.D335]*16+[.E335]*8+[.F335]*4+[.G335]*2+[.H33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36]*128+[.B336]*64+[.C336]*32+[.D336]*16+[.E336]*8+[.F336]*4+[.G336]*2+[.H336]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37]*128+[.B337]*64+[.C337]*32+[.D337]*16+[.E337]*8+[.F337]*4+[.G337]*2+[.H33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38]*128+[.B338]*64+[.C338]*32+[.D338]*16+[.E338]*8+[.F338]*4+[.G338]*2+[.H338]"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39]*128+[.B339]*64+[.C339]*32+[.D339]*16+[.E339]*8+[.F339]*4+[.G339]*2+[.H339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40]*128+[.B340]*64+[.C340]*32+[.D340]*16+[.E340]*8+[.F340]*4+[.G340]*2+[.H340]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41]*128+[.B341]*64+[.C341]*32+[.D341]*16+[.E341]*8+[.F341]*4+[.G341]*2+[.H3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42]*128+[.B342]*64+[.C342]*32+[.D342]*16+[.E342]*8+[.F342]*4+[.G342]*2+[.H3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43]*128+[.B343]*64+[.C343]*32+[.D343]*16+[.E343]*8+[.F343]*4+[.G343]*2+[.H3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44]*128+[.B344]*64+[.C344]*32+[.D344]*16+[.E344]*8+[.F344]*4+[.G344]*2+[.H3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45]*128+[.B345]*64+[.C345]*32+[.D345]*16+[.E345]*8+[.F345]*4+[.G345]*2+[.H3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46]*128+[.B346]*64+[.C346]*32+[.D346]*16+[.E346]*8+[.F346]*4+[.G346]*2+[.H3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347]*128+[.B347]*64+[.C347]*32+[.D347]*16+[.E347]*8+[.F347]*4+[.G347]*2+[.H34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48]*128+[.B348]*64+[.C348]*32+[.D348]*16+[.E348]*8+[.F348]*4+[.G348]*2+[.H348]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49]*128+[.B349]*64+[.C349]*32+[.D349]*16+[.E349]*8+[.F349]*4+[.G349]*2+[.H349]" office:value-type="float" office:value="165" calcext:value-type="float">
            <text:p>165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50]*128+[.B350]*64+[.C350]*32+[.D350]*16+[.E350]*8+[.F350]*4+[.G350]*2+[.H350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51]*128+[.B351]*64+[.C351]*32+[.D351]*16+[.E351]*8+[.F351]*4+[.G351]*2+[.H351]" office:value-type="float" office:value="165" calcext:value-type="float">
            <text:p>16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52]*128+[.B352]*64+[.C352]*32+[.D352]*16+[.E352]*8+[.F352]*4+[.G352]*2+[.H352]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53]*128+[.B353]*64+[.C353]*32+[.D353]*16+[.E353]*8+[.F353]*4+[.G353]*2+[.H353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54]*128+[.B354]*64+[.C354]*32+[.D354]*16+[.E354]*8+[.F354]*4+[.G354]*2+[.H3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355]*128+[.B355]*64+[.C355]*32+[.D355]*16+[.E355]*8+[.F355]*4+[.G355]*2+[.H35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56]*128+[.B356]*64+[.C356]*32+[.D356]*16+[.E356]*8+[.F356]*4+[.G356]*2+[.H356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57]*128+[.B357]*64+[.C357]*32+[.D357]*16+[.E357]*8+[.F357]*4+[.G357]*2+[.H357]"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58]*128+[.B358]*64+[.C358]*32+[.D358]*16+[.E358]*8+[.F358]*4+[.G358]*2+[.H358]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59]*128+[.B359]*64+[.C359]*32+[.D359]*16+[.E359]*8+[.F359]*4+[.G359]*2+[.H359]"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60]*128+[.B360]*64+[.C360]*32+[.D360]*16+[.E360]*8+[.F360]*4+[.G360]*2+[.H360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61]*128+[.B361]*64+[.C361]*32+[.D361]*16+[.E361]*8+[.F361]*4+[.G361]*2+[.H36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62]*128+[.B362]*64+[.C362]*32+[.D362]*16+[.E362]*8+[.F362]*4+[.G362]*2+[.H3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[.A363]*128+[.B363]*64+[.C363]*32+[.D363]*16+[.E363]*8+[.F363]*4+[.G363]*2+[.H363]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64]*128+[.B364]*64+[.C364]*32+[.D364]*16+[.E364]*8+[.F364]*4+[.G364]*2+[.H364]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65]*128+[.B365]*64+[.C365]*32+[.D365]*16+[.E365]*8+[.F365]*4+[.G365]*2+[.H365]" office:value-type="float" office:value="153" calcext:value-type="float">
            <text:p>153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66]*128+[.B366]*64+[.C366]*32+[.D366]*16+[.E366]*8+[.F366]*4+[.G366]*2+[.H366]" office:value-type="float" office:value="133" calcext:value-type="float">
            <text:p>13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67]*128+[.B367]*64+[.C367]*32+[.D367]*16+[.E367]*8+[.F367]*4+[.G367]*2+[.H367]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68]*128+[.B368]*64+[.C368]*32+[.D368]*16+[.E368]*8+[.F368]*4+[.G368]*2+[.H3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/>
          <table:table-cell table:formula="of:=[.A369]*128+[.B369]*64+[.C369]*32+[.D369]*16+[.E369]*8+[.F369]*4+[.G369]*2+[.H369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70]*128+[.B370]*64+[.C370]*32+[.D370]*16+[.E370]*8+[.F370]*4+[.G370]*2+[.H370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71]*128+[.B371]*64+[.C371]*32+[.D371]*16+[.E371]*8+[.F371]*4+[.G371]*2+[.H3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[.A372]*128+[.B372]*64+[.C372]*32+[.D372]*16+[.E372]*8+[.F372]*4+[.G372]*2+[.H372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73]*128+[.B373]*64+[.C373]*32+[.D373]*16+[.E373]*8+[.F373]*4+[.G373]*2+[.H373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74]*128+[.B374]*64+[.C374]*32+[.D374]*16+[.E374]*8+[.F374]*4+[.G374]*2+[.H374]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75]*128+[.B375]*64+[.C375]*32+[.D375]*16+[.E375]*8+[.F375]*4+[.G375]*2+[.H375]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76]*128+[.B376]*64+[.C376]*32+[.D376]*16+[.E376]*8+[.F376]*4+[.G376]*2+[.H3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A377]*128+[.B377]*64+[.C377]*32+[.D377]*16+[.E377]*8+[.F377]*4+[.G377]*2+[.H377]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78]*128+[.B378]*64+[.C378]*32+[.D378]*16+[.E378]*8+[.F378]*4+[.G378]*2+[.H378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79]*128+[.B379]*64+[.C379]*32+[.D379]*16+[.E379]*8+[.F379]*4+[.G379]*2+[.H3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380]*128+[.B380]*64+[.C380]*32+[.D380]*16+[.E380]*8+[.F380]*4+[.G380]*2+[.H380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1]*128+[.B381]*64+[.C381]*32+[.D381]*16+[.E381]*8+[.F381]*4+[.G381]*2+[.H38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382]*128+[.B382]*64+[.C382]*32+[.D382]*16+[.E382]*8+[.F382]*4+[.G382]*2+[.H38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3]*128+[.B383]*64+[.C383]*32+[.D383]*16+[.E383]*8+[.F383]*4+[.G383]*2+[.H383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4]*128+[.B384]*64+[.C384]*32+[.D384]*16+[.E384]*8+[.F384]*4+[.G384]*2+[.H384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5]*128+[.B385]*64+[.C385]*32+[.D385]*16+[.E385]*8+[.F385]*4+[.G385]*2+[.H3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A386]*128+[.B386]*64+[.C386]*32+[.D386]*16+[.E386]*8+[.F386]*4+[.G386]*2+[.H386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7]*128+[.B387]*64+[.C387]*32+[.D387]*16+[.E387]*8+[.F387]*4+[.G387]*2+[.H387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8]*128+[.B388]*64+[.C388]*32+[.D388]*16+[.E388]*8+[.F388]*4+[.G388]*2+[.H388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89]*128+[.B389]*64+[.C389]*32+[.D389]*16+[.E389]*8+[.F389]*4+[.G389]*2+[.H389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0]*128+[.B390]*64+[.C390]*32+[.D390]*16+[.E390]*8+[.F390]*4+[.G390]*2+[.H390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1]*128+[.B391]*64+[.C391]*32+[.D391]*16+[.E391]*8+[.F391]*4+[.G391]*2+[.H3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2]*128+[.B392]*64+[.C392]*32+[.D392]*16+[.E392]*8+[.F392]*4+[.G392]*2+[.H3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3]*128+[.B393]*64+[.C393]*32+[.D393]*16+[.E393]*8+[.F393]*4+[.G393]*2+[.H3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4]*128+[.B394]*64+[.C394]*32+[.D394]*16+[.E394]*8+[.F394]*4+[.G394]*2+[.H3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5]*128+[.B395]*64+[.C395]*32+[.D395]*16+[.E395]*8+[.F395]*4+[.G395]*2+[.H3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6]*128+[.B396]*64+[.C396]*32+[.D396]*16+[.E396]*8+[.F396]*4+[.G396]*2+[.H3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7]*128+[.B397]*64+[.C397]*32+[.D397]*16+[.E397]*8+[.F397]*4+[.G397]*2+[.H3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8]*128+[.B398]*64+[.C398]*32+[.D398]*16+[.E398]*8+[.F398]*4+[.G398]*2+[.H3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399]*128+[.B399]*64+[.C399]*32+[.D399]*16+[.E399]*8+[.F399]*4+[.G399]*2+[.H3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0]*128+[.B400]*64+[.C400]*32+[.D400]*16+[.E400]*8+[.F400]*4+[.G400]*2+[.H400]"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1]*128+[.B401]*64+[.C401]*32+[.D401]*16+[.E401]*8+[.F401]*4+[.G401]*2+[.H401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02]*128+[.B402]*64+[.C402]*32+[.D402]*16+[.E402]*8+[.F402]*4+[.G402]*2+[.H402]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3]*128+[.B403]*64+[.C403]*32+[.D403]*16+[.E403]*8+[.F403]*4+[.G403]*2+[.H403]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4]*128+[.B404]*64+[.C404]*32+[.D404]*16+[.E404]*8+[.F404]*4+[.G404]*2+[.H404]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5]*128+[.B405]*64+[.C405]*32+[.D405]*16+[.E405]*8+[.F405]*4+[.G405]*2+[.H405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6]*128+[.B406]*64+[.C406]*32+[.D406]*16+[.E406]*8+[.F406]*4+[.G406]*2+[.H406]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7]*128+[.B407]*64+[.C407]*32+[.D407]*16+[.E407]*8+[.F407]*4+[.G407]*2+[.H407]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08]*128+[.B408]*64+[.C408]*32+[.D408]*16+[.E408]*8+[.F408]*4+[.G408]*2+[.H408]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09]*128+[.B409]*64+[.C409]*32+[.D409]*16+[.E409]*8+[.F409]*4+[.G409]*2+[.H409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10]*128+[.B410]*64+[.C410]*32+[.D410]*16+[.E410]*8+[.F410]*4+[.G410]*2+[.H410]"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11]*128+[.B411]*64+[.C411]*32+[.D411]*16+[.E411]*8+[.F411]*4+[.G411]*2+[.H4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12]*128+[.B412]*64+[.C412]*32+[.D412]*16+[.E412]*8+[.F412]*4+[.G412]*2+[.H412]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13]*128+[.B413]*64+[.C413]*32+[.D413]*16+[.E413]*8+[.F413]*4+[.G413]*2+[.H413]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14]*128+[.B414]*64+[.C414]*32+[.D414]*16+[.E414]*8+[.F414]*4+[.G414]*2+[.H414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15]*128+[.B415]*64+[.C415]*32+[.D415]*16+[.E415]*8+[.F415]*4+[.G415]*2+[.H415]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16]*128+[.B416]*64+[.C416]*32+[.D416]*16+[.E416]*8+[.F416]*4+[.G416]*2+[.H416]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17]*128+[.B417]*64+[.C417]*32+[.D417]*16+[.E417]*8+[.F417]*4+[.G417]*2+[.H417]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18]*128+[.B418]*64+[.C418]*32+[.D418]*16+[.E418]*8+[.F418]*4+[.G418]*2+[.H418]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19]*128+[.B419]*64+[.C419]*32+[.D419]*16+[.E419]*8+[.F419]*4+[.G419]*2+[.H419]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0]*128+[.B420]*64+[.C420]*32+[.D420]*16+[.E420]*8+[.F420]*4+[.G420]*2+[.H420]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1]*128+[.B421]*64+[.C421]*32+[.D421]*16+[.E421]*8+[.F421]*4+[.G421]*2+[.H421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2]*128+[.B422]*64+[.C422]*32+[.D422]*16+[.E422]*8+[.F422]*4+[.G422]*2+[.H422]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3]*128+[.B423]*64+[.C423]*32+[.D423]*16+[.E423]*8+[.F423]*4+[.G423]*2+[.H423]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4]*128+[.B424]*64+[.C424]*32+[.D424]*16+[.E424]*8+[.F424]*4+[.G424]*2+[.H4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5]*128+[.B425]*64+[.C425]*32+[.D425]*16+[.E425]*8+[.F425]*4+[.G425]*2+[.H425]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6]*128+[.B426]*64+[.C426]*32+[.D426]*16+[.E426]*8+[.F426]*4+[.G426]*2+[.H426]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27]*128+[.B427]*64+[.C427]*32+[.D427]*16+[.E427]*8+[.F427]*4+[.G427]*2+[.H427]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28]*128+[.B428]*64+[.C428]*32+[.D428]*16+[.E428]*8+[.F428]*4+[.G428]*2+[.H428]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29]*128+[.B429]*64+[.C429]*32+[.D429]*16+[.E429]*8+[.F429]*4+[.G429]*2+[.H429]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0]*128+[.B430]*64+[.C430]*32+[.D430]*16+[.E430]*8+[.F430]*4+[.G430]*2+[.H430]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1]*128+[.B431]*64+[.C431]*32+[.D431]*16+[.E431]*8+[.F431]*4+[.G431]*2+[.H431]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2]*128+[.B432]*64+[.C432]*32+[.D432]*16+[.E432]*8+[.F432]*4+[.G432]*2+[.H432]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3]*128+[.B433]*64+[.C433]*32+[.D433]*16+[.E433]*8+[.F433]*4+[.G433]*2+[.H4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4]*128+[.B434]*64+[.C434]*32+[.D434]*16+[.E434]*8+[.F434]*4+[.G434]*2+[.H434]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5]*128+[.B435]*64+[.C435]*32+[.D435]*16+[.E435]*8+[.F435]*4+[.G435]*2+[.H435]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6]*128+[.B436]*64+[.C436]*32+[.D436]*16+[.E436]*8+[.F436]*4+[.G436]*2+[.H436]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37]*128+[.B437]*64+[.C437]*32+[.D437]*16+[.E437]*8+[.F437]*4+[.G437]*2+[.H437]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38]*128+[.B438]*64+[.C438]*32+[.D438]*16+[.E438]*8+[.F438]*4+[.G438]*2+[.H438]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39]*128+[.B439]*64+[.C439]*32+[.D439]*16+[.E439]*8+[.F439]*4+[.G439]*2+[.H439]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0]*128+[.B440]*64+[.C440]*32+[.D440]*16+[.E440]*8+[.F440]*4+[.G440]*2+[.H440]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1]*128+[.B441]*64+[.C441]*32+[.D441]*16+[.E441]*8+[.F441]*4+[.G441]*2+[.H441]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2]*128+[.B442]*64+[.C442]*32+[.D442]*16+[.E442]*8+[.F442]*4+[.G442]*2+[.H4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3]*128+[.B443]*64+[.C443]*32+[.D443]*16+[.E443]*8+[.F443]*4+[.G443]*2+[.H4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4]*128+[.B444]*64+[.C444]*32+[.D444]*16+[.E444]*8+[.F444]*4+[.G444]*2+[.H444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5]*128+[.B445]*64+[.C445]*32+[.D445]*16+[.E445]*8+[.F445]*4+[.G445]*2+[.H445]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46]*128+[.B446]*64+[.C446]*32+[.D446]*16+[.E446]*8+[.F446]*4+[.G446]*2+[.H446]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7]*128+[.B447]*64+[.C447]*32+[.D447]*16+[.E447]*8+[.F447]*4+[.G447]*2+[.H447]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8]*128+[.B448]*64+[.C448]*32+[.D448]*16+[.E448]*8+[.F448]*4+[.G448]*2+[.H448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49]*128+[.B449]*64+[.C449]*32+[.D449]*16+[.E449]*8+[.F449]*4+[.G449]*2+[.H449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50]*128+[.B450]*64+[.C450]*32+[.D450]*16+[.E450]*8+[.F450]*4+[.G450]*2+[.H450]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51]*128+[.B451]*64+[.C451]*32+[.D451]*16+[.E451]*8+[.F451]*4+[.G451]*2+[.H451]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52]*128+[.B452]*64+[.C452]*32+[.D452]*16+[.E452]*8+[.F452]*4+[.G452]*2+[.H452]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53]*128+[.B453]*64+[.C453]*32+[.D453]*16+[.E453]*8+[.F453]*4+[.G453]*2+[.H453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54]*128+[.B454]*64+[.C454]*32+[.D454]*16+[.E454]*8+[.F454]*4+[.G454]*2+[.H4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55]*128+[.B455]*64+[.C455]*32+[.D455]*16+[.E455]*8+[.F455]*4+[.G455]*2+[.H455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56]*128+[.B456]*64+[.C456]*32+[.D456]*16+[.E456]*8+[.F456]*4+[.G456]*2+[.H456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57]*128+[.B457]*64+[.C457]*32+[.D457]*16+[.E457]*8+[.F457]*4+[.G457]*2+[.H457]"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58]*128+[.B458]*64+[.C458]*32+[.D458]*16+[.E458]*8+[.F458]*4+[.G458]*2+[.H458]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59]*128+[.B459]*64+[.C459]*32+[.D459]*16+[.E459]*8+[.F459]*4+[.G459]*2+[.H459]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60]*128+[.B460]*64+[.C460]*32+[.D460]*16+[.E460]*8+[.F460]*4+[.G460]*2+[.H460]"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61]*128+[.B461]*64+[.C461]*32+[.D461]*16+[.E461]*8+[.F461]*4+[.G461]*2+[.H461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62]*128+[.B462]*64+[.C462]*32+[.D462]*16+[.E462]*8+[.F462]*4+[.G462]*2+[.H462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63]*128+[.B463]*64+[.C463]*32+[.D463]*16+[.E463]*8+[.F463]*4+[.G463]*2+[.H4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64]*128+[.B464]*64+[.C464]*32+[.D464]*16+[.E464]*8+[.F464]*4+[.G464]*2+[.H464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65]*128+[.B465]*64+[.C465]*32+[.D465]*16+[.E465]*8+[.F465]*4+[.G465]*2+[.H465]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66]*128+[.B466]*64+[.C466]*32+[.D466]*16+[.E466]*8+[.F466]*4+[.G466]*2+[.H466]" office:value-type="float" office:value="251" calcext:value-type="float">
            <text:p>251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67]*128+[.B467]*64+[.C467]*32+[.D467]*16+[.E467]*8+[.F467]*4+[.G467]*2+[.H467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68]*128+[.B468]*64+[.C468]*32+[.D468]*16+[.E468]*8+[.F468]*4+[.G468]*2+[.H468]" office:value-type="float" office:value="231" calcext:value-type="float">
            <text:p>231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69]*128+[.B469]*64+[.C469]*32+[.D469]*16+[.E469]*8+[.F469]*4+[.G469]*2+[.H469]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0]*128+[.B470]*64+[.C470]*32+[.D470]*16+[.E470]*8+[.F470]*4+[.G470]*2+[.H470]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1]*128+[.B471]*64+[.C471]*32+[.D471]*16+[.E471]*8+[.F471]*4+[.G471]*2+[.H4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2]*128+[.B472]*64+[.C472]*32+[.D472]*16+[.E472]*8+[.F472]*4+[.G472]*2+[.H472]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3]*128+[.B473]*64+[.C473]*32+[.D473]*16+[.E473]*8+[.F473]*4+[.G473]*2+[.H473]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4]*128+[.B474]*64+[.C474]*32+[.D474]*16+[.E474]*8+[.F474]*4+[.G474]*2+[.H474]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5]*128+[.B475]*64+[.C475]*32+[.D475]*16+[.E475]*8+[.F475]*4+[.G475]*2+[.H475]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6]*128+[.B476]*64+[.C476]*32+[.D476]*16+[.E476]*8+[.F476]*4+[.G476]*2+[.H476]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7]*128+[.B477]*64+[.C477]*32+[.D477]*16+[.E477]*8+[.F477]*4+[.G477]*2+[.H477]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8]*128+[.B478]*64+[.C478]*32+[.D478]*16+[.E478]*8+[.F478]*4+[.G478]*2+[.H478]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79]*128+[.B479]*64+[.C479]*32+[.D479]*16+[.E479]*8+[.F479]*4+[.G479]*2+[.H4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0]*128+[.B480]*64+[.C480]*32+[.D480]*16+[.E480]*8+[.F480]*4+[.G480]*2+[.H480]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81]*128+[.B481]*64+[.C481]*32+[.D481]*16+[.E481]*8+[.F481]*4+[.G481]*2+[.H481]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82]*128+[.B482]*64+[.C482]*32+[.D482]*16+[.E482]*8+[.F482]*4+[.G482]*2+[.H482]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3]*128+[.B483]*64+[.C483]*32+[.D483]*16+[.E483]*8+[.F483]*4+[.G483]*2+[.H483]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4]*128+[.B484]*64+[.C484]*32+[.D484]*16+[.E484]*8+[.F484]*4+[.G484]*2+[.H484]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5]*128+[.B485]*64+[.C485]*32+[.D485]*16+[.E485]*8+[.F485]*4+[.G485]*2+[.H485]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86]*128+[.B486]*64+[.C486]*32+[.D486]*16+[.E486]*8+[.F486]*4+[.G486]*2+[.H486]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487]*128+[.B487]*64+[.C487]*32+[.D487]*16+[.E487]*8+[.F487]*4+[.G487]*2+[.H487]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8]*128+[.B488]*64+[.C488]*32+[.D488]*16+[.E488]*8+[.F488]*4+[.G488]*2+[.H488]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89]*128+[.B489]*64+[.C489]*32+[.D489]*16+[.E489]*8+[.F489]*4+[.G489]*2+[.H4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0]*128+[.B490]*64+[.C490]*32+[.D490]*16+[.E490]*8+[.F490]*4+[.G490]*2+[.H490]"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1]*128+[.B491]*64+[.C491]*32+[.D491]*16+[.E491]*8+[.F491]*4+[.G491]*2+[.H491]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2]*128+[.B492]*64+[.C492]*32+[.D492]*16+[.E492]*8+[.F492]*4+[.G492]*2+[.H492]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3]*128+[.B493]*64+[.C493]*32+[.D493]*16+[.E493]*8+[.F493]*4+[.G493]*2+[.H493]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4]*128+[.B494]*64+[.C494]*32+[.D494]*16+[.E494]*8+[.F494]*4+[.G494]*2+[.H494]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5]*128+[.B495]*64+[.C495]*32+[.D495]*16+[.E495]*8+[.F495]*4+[.G495]*2+[.H495]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6]*128+[.B496]*64+[.C496]*32+[.D496]*16+[.E496]*8+[.F496]*4+[.G496]*2+[.H496]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7]*128+[.B497]*64+[.C497]*32+[.D497]*16+[.E497]*8+[.F497]*4+[.G497]*2+[.H4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8]*128+[.B498]*64+[.C498]*32+[.D498]*16+[.E498]*8+[.F498]*4+[.G498]*2+[.H4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499]*128+[.B499]*64+[.C499]*32+[.D499]*16+[.E499]*8+[.F499]*4+[.G499]*2+[.H499]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0]*128+[.B500]*64+[.C500]*32+[.D500]*16+[.E500]*8+[.F500]*4+[.G500]*2+[.H500]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1]*128+[.B501]*64+[.C501]*32+[.D501]*16+[.E501]*8+[.F501]*4+[.G501]*2+[.H501]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02]*128+[.B502]*64+[.C502]*32+[.D502]*16+[.E502]*8+[.F502]*4+[.G502]*2+[.H502]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3]*128+[.B503]*64+[.C503]*32+[.D503]*16+[.E503]*8+[.F503]*4+[.G503]*2+[.H5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04]*128+[.B504]*64+[.C504]*32+[.D504]*16+[.E504]*8+[.F504]*4+[.G504]*2+[.H504]" office:value-type="float" office:value="238" calcext:value-type="float">
            <text:p>23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5]*128+[.B505]*64+[.C505]*32+[.D505]*16+[.E505]*8+[.F505]*4+[.G505]*2+[.H505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06]*128+[.B506]*64+[.C506]*32+[.D506]*16+[.E506]*8+[.F506]*4+[.G506]*2+[.H506]"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7]*128+[.B507]*64+[.C507]*32+[.D507]*16+[.E507]*8+[.F507]*4+[.G507]*2+[.H507]"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8]*128+[.B508]*64+[.C508]*32+[.D508]*16+[.E508]*8+[.F508]*4+[.G508]*2+[.H508]" office:value-type="float" office:value="238" calcext:value-type="float">
            <text:p>23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09]*128+[.B509]*64+[.C509]*32+[.D509]*16+[.E509]*8+[.F509]*4+[.G509]*2+[.H509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10]*128+[.B510]*64+[.C510]*32+[.D510]*16+[.E510]*8+[.F510]*4+[.G510]*2+[.H510]"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11]*128+[.B511]*64+[.C511]*32+[.D511]*16+[.E511]*8+[.F511]*4+[.G511]*2+[.H511]"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12]*128+[.B512]*64+[.C512]*32+[.D512]*16+[.E512]*8+[.F512]*4+[.G512]*2+[.H5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/>
          <table:table-cell table:formula="of:=[.A513]*128+[.B513]*64+[.C513]*32+[.D513]*16+[.E513]*8+[.F513]*4+[.G513]*2+[.H513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14]*128+[.B514]*64+[.C514]*32+[.D514]*16+[.E514]*8+[.F514]*4+[.G514]*2+[.H51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15]*128+[.B515]*64+[.C515]*32+[.D515]*16+[.E515]*8+[.F515]*4+[.G515]*2+[.H515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16]*128+[.B516]*64+[.C516]*32+[.D516]*16+[.E516]*8+[.F516]*4+[.G516]*2+[.H516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17]*128+[.B517]*64+[.C517]*32+[.D517]*16+[.E517]*8+[.F517]*4+[.G517]*2+[.H517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18]*128+[.B518]*64+[.C518]*32+[.D518]*16+[.E518]*8+[.F518]*4+[.G518]*2+[.H51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A519]*128+[.B519]*64+[.C519]*32+[.D519]*16+[.E519]*8+[.F519]*4+[.G519]*2+[.H519]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A520]*128+[.B520]*64+[.C520]*32+[.D520]*16+[.E520]*8+[.F520]*4+[.G520]*2+[.H520]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1]*128+[.B521]*64+[.C521]*32+[.D521]*16+[.E521]*8+[.F521]*4+[.G521]*2+[.H5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2]*128+[.B522]*64+[.C522]*32+[.D522]*16+[.E522]*8+[.F522]*4+[.G522]*2+[.H5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3]*128+[.B523]*64+[.C523]*32+[.D523]*16+[.E523]*8+[.F523]*4+[.G523]*2+[.H5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4]*128+[.B524]*64+[.C524]*32+[.D524]*16+[.E524]*8+[.F524]*4+[.G524]*2+[.H5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5]*128+[.B525]*64+[.C525]*32+[.D525]*16+[.E525]*8+[.F525]*4+[.G525]*2+[.H5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6]*128+[.B526]*64+[.C526]*32+[.D526]*16+[.E526]*8+[.F526]*4+[.G526]*2+[.H5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[.A527]*128+[.B527]*64+[.C527]*32+[.D527]*16+[.E527]*8+[.F527]*4+[.G527]*2+[.H5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67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number number:decimal-places="0" loext:min-decimal-places="0" number:min-integer-digits="1" number:grouping="true"/>
      <number:text> F</number:text>
    </number:number-style>
    <number:number-style style:name="N13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 F</number:text>
    </number:number-style>
    <number:number-style style:name="N13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2P2" style:volatile="true">
      <loext:text> </loext:text>
      <loext:fill-character> </loext:fill-character>
      <number:text>- F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9:11:01.462446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3:03:58</meta:creation-date>
    <dc:date>2021-07-27T03:55:37.722161695</dc:date>
    <meta:editing-duration>PT8H33M36S</meta:editing-duration>
    <meta:editing-cycles>5</meta:editing-cycles>
    <meta:generator>LibreOffice/6.4.7.2$Linux_X86_64 LibreOffice_project/40$Build-2</meta:generator>
    <meta:document-statistic meta:table-count="3" meta:cell-count="15609" meta:object-count="0"/>
  </office:meta>
</office:document-meta>
</file>